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дл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мощн</text:p>
          </table:table-cell>
          <table:table-cell table:formula="of:=2050+10" office:value-type="float" office:value="2060" calcext:value-type="float">
            <text:p>2060</text:p>
          </table:table-cell>
          <table:table-cell/>
        </table:table-row>
        <table:table-row table:style-name="ro1">
          <table:table-cell/>
          <table:table-cell table:formula="of:=LOG([.B2];2)" office:value-type="float" office:value="11.0084286220706" calcext:value-type="float">
            <text:p>11,0084286220706</text:p>
          </table:table-cell>
          <table:table-cell/>
        </table:table-row>
        <table:table-row table:style-name="ro1">
          <table:table-cell/>
          <table:table-cell table:formula="of:=ROUNDUP([.B3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d</text:p>
          </table:table-cell>
          <table:table-cell table:formula="of:=[.B4]*[.B1]" office:value-type="float" office:value="420" calcext:value-type="float">
            <text:p>420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/>
          <table:table-cell table:formula="of:=[.B6]/8" office:value-type="float" office:value="52.5" calcext:value-type="float">
            <text:p>52,5</text:p>
          </table:table-cell>
          <table:table-cell/>
        </table:table-row>
        <table:table-row table:style-name="ro1">
          <table:table-cell/>
          <table:table-cell table:formula="of:=ROUNDUP([.B7])" office:value-type="float" office:value="53" calcext:value-type="float">
            <text:p>53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ol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/>
          <table:table-cell table:formula="of:=[.B8]*[.B10]" office:value-type="float" office:value="1736704" calcext:value-type="float">
            <text:p>173670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/>
          <table:table-cell table:formula="of:=[.B11]/1024" office:value-type="float" office:value="1696" calcext:value-type="float">
            <text:p>1696</text:p>
          </table:table-cell>
          <table:table-cell office:value-type="string" calcext:value-type="string">
            <text:p>K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5:47:02.684000000</meta:creation-date>
    <meta:generator>LibreOffice/7.5.0.3$Windows_X86_64 LibreOffice_project/c21113d003cd3efa8c53188764377a8272d9d6de</meta:generator>
    <dc:date>2023-04-14T15:50:19.547000000</dc:date>
    <meta:editing-duration>PT3M17S</meta:editing-duration>
    <meta:editing-cycles>1</meta:editing-cycles>
    <meta:document-statistic meta:table-count="1" meta:cell-count="18" meta:object-count="0"/>
  </office:meta>
</office:document-meta>
</file>